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28cm"/>
    </style:style>
    <style:style style:name="co2" style:family="table-column">
      <style:table-column-properties fo:break-before="auto" style:column-width="17.8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65cm"/>
    </style:style>
    <style:style style:name="co5" style:family="table-column">
      <style:table-column-properties fo:break-before="auto" style:column-width="19.052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18.932cm"/>
    </style:style>
    <style:style style:name="co8" style:family="table-column">
      <style:table-column-properties fo:break-before="auto" style:column-width="2.942cm"/>
    </style:style>
    <style:style style:name="co9" style:family="table-column">
      <style:table-column-properties fo:break-before="auto" style:column-width="17.179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21.077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14.43cm"/>
    </style:style>
    <style:style style:name="co14" style:family="table-column">
      <style:table-column-properties fo:break-before="auto" style:column-width="3.064cm"/>
    </style:style>
    <style:style style:name="co15" style:family="table-column">
      <style:table-column-properties fo:break-before="auto" style:column-width="12.52cm"/>
    </style:style>
    <style:style style:name="co16" style:family="table-column">
      <style:table-column-properties fo:break-before="auto" style:column-width="2.605cm"/>
    </style:style>
    <style:style style:name="co17" style:family="table-column">
      <style:table-column-properties fo:break-before="auto" style:column-width="16.895cm"/>
    </style:style>
    <style:style style:name="co18" style:family="table-column">
      <style:table-column-properties fo:break-before="auto" style:column-width="19.563cm"/>
    </style:style>
    <style:style style:name="co19" style:family="table-column">
      <style:table-column-properties fo:break-before="auto" style:column-width="3.729cm"/>
    </style:style>
    <style:style style:name="co20" style:family="table-column">
      <style:table-column-properties fo:break-before="auto" style:column-width="14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3cm" fo:break-before="auto" style:use-optimal-row-height="true"/>
    </style:style>
    <style:style style:name="ro3" style:family="table-row">
      <style:table-row-properties style:row-height="3.235cm" fo:break-before="auto" style:use-optimal-row-height="true"/>
    </style:style>
    <style:style style:name="ro4" style:family="table-row">
      <style:table-row-properties style:row-height="4.429cm" fo:break-before="auto" style:use-optimal-row-height="true"/>
    </style:style>
    <style:style style:name="ro5" style:family="table-row">
      <style:table-row-properties style:row-height="3.634cm" fo:break-before="auto" style:use-optimal-row-height="true"/>
    </style:style>
    <style:style style:name="ro6" style:family="table-row">
      <style:table-row-properties style:row-height="4.826cm" fo:break-before="auto" style:use-optimal-row-height="true"/>
    </style:style>
    <style:style style:name="ro7" style:family="table-row">
      <style:table-row-properties style:row-height="5.225cm" fo:break-before="auto" style:use-optimal-row-height="true"/>
    </style:style>
    <style:style style:name="ro8" style:family="table-row">
      <style:table-row-properties style:row-height="5.622cm" fo:break-before="auto" style:use-optimal-row-height="true"/>
    </style:style>
    <style:style style:name="ro9" style:family="table-row">
      <style:table-row-properties style:row-height="7.214cm" fo:break-before="auto" style:use-optimal-row-height="true"/>
    </style:style>
    <style:style style:name="ro10" style:family="table-row">
      <style:table-row-properties style:row-height="2.8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a933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font-name="Arial" style:font-name-complex="Arial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style:font-name-complex="Ari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style:font-name-complex="Arial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T Ca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3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  <table:table-cell table:style-name="ce8" table:number-columns-repeated="16381"/>
        </table:table-row>
        <table:table-row table:style-name="ro2">
          <table:table-cell table:style-name="ce2" office:value-type="string" calcext:value-type="string">
            <text:p><text:s/>#PBGETC001</text:p>
          </table:table-cell>
          <table:table-cell table:style-name="ce5" office:value-type="string" calcext:value-type="string">
            <text:p>Test Scenario: Test data on plain GET /cars endpoint</text:p>
            <text:p>Test Steps:</text:p>
            <text:p>            User requests GET /cars endpoint</text:p>
            <text:p/>
            <text:p>Prerequisites: Test data contains 3 entities in database</text:p>
            <text:p/>
            <text:p>Expected result: User sees response with JSON obj containing 3 entries</text:p>
            <text:p>                           Status code 2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<text:s/>#PBGETC002</text:p>
          </table:table-cell>
          <table:table-cell table:style-name="ce5" office:value-type="string" calcext:value-type="string">
            <text:p>Test Scenario: Test querry functionality with _id paramater</text:p>
            <text:p>Test Steps:</text:p>
            <text:p>            User requests data with path paramaters /cars?_id=683c7dc6a3f4f9b306341c02</text:p>
            <text:p/>
            <text:p>Prerequisites: Test data contains 3 entities in database</text:p>
            <text:p/>
            <text:p>Expected result: Endpoint returns only one entity _id "683c7dc6a3f4f9b306341c02"</text:p>
            <text:p>                           Status code 200</text:p>
            <text:p/>
            <text:p>Actual Results: Endpoint returns 3 entities</text:p>
          </table:table-cell>
          <table:table-cell table:style-name="ce7" office:value-type="string" calcext:value-type="string">
            <text:p>FAI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<text:s/>#PBGETC003</text:p>
          </table:table-cell>
          <table:table-cell table:style-name="ce5" office:value-type="string" calcext:value-type="string">
            <text:p>Test Scenario: Test querry functionality with status paramater</text:p>
            <text:p>Test Steps: </text:p>
            <text:p>            User requests data with path paramater /cars?status=SUPPORTED</text:p>
            <text:p/>
            <text:p>Prerequisites: Test data contains atleast 1 entity with status=SUPPORTED</text:p>
            <text:p/>
            <text:p>Expected result: Endpoint returns only entities with status=SUPPORTED</text:p>
            <text:p>                           Status code 200</text:p>
            <text:p/>
            <text:p>Actual Results: Endpoint returns all available records</text:p>
          </table:table-cell>
          <table:table-cell table:style-name="ce7" office:value-type="string" calcext:value-type="string">
            <text:p>FAI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<text:s/>#PBGETC004</text:p>
          </table:table-cell>
          <table:table-cell table:style-name="ce5" office:value-type="string" calcext:value-type="string">
            <text:p>Test Scenario: Test query functionality with manufacturerId paramater</text:p>
            <text:p>Test Steps:</text:p>
            <text:p>            User requests data with path paramater /cars?manufacturerId=683c78fc5c139f993d03c774</text:p>
            <text:p/>
            <text:p>Prerequisites: Test data contains atleast 1 entity with manufacturerId=683c78fc5c139f993d03c774</text:p>
            <text:p/>
            <text:p>Expected result: Endpoint returns only entities with manufacturerId=683c78fc5c139f993d03c774</text:p>
            <text:p>                           Status code 200</text:p>
            <text:p/>
            <text:p>Actual Results: Endpoint returns all available records</text:p>
          </table:table-cell>
          <table:table-cell table:style-name="ce7" office:value-type="string" calcext:value-type="string">
            <text:p>FAI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<text:s/>#PBGETC005</text:p>
          </table:table-cell>
          <table:table-cell table:style-name="ce5" office:value-type="string" calcext:value-type="string">
            <text:p>Test Scenario: Test querry functionality with model paramater</text:p>
            <text:p>Test Steps: </text:p>
            <text:p>            User requests data with path paramaters /cars?model=e36</text:p>
            <text:p/>
            <text:p>Prerequisites: Test data contains atleast 1 entity with model=e36</text:p>
            <text:p/>
            <text:p>Expected result: Endpoint returns only entities with model=e36</text:p>
            <text:p>                           Status code 200</text:p>
            <text:p/>
            <text:p>Actual Results: Endpoint returns all available records</text:p>
          </table:table-cell>
          <table:table-cell table:style-name="ce7" office:value-type="string" calcext:value-type="string">
            <text:p>FAIL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<text:s/>#PBGETC006</text:p>
          </table:table-cell>
          <table:table-cell table:style-name="ce5" office:value-type="string" calcext:value-type="string">
            <text:p>Test Scenario: Test non existing resources</text:p>
            <text:p>Test Steps:</text:p>
            <text:p>            User requests data with path paramater /cars/683c7dc6a3f4f9b306341c02</text:p>
            <text:p/>
            <text:p>Expected result: Status code 404</text:p>
            <text:p>                           Response body contains error message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<text:s/>#PBGETC007</text:p>
          </table:table-cell>
          <table:table-cell table:style-name="ce5" office:value-type="string" calcext:value-type="string">
            <text:p>Test Scenario: Test invalid querry parameters</text:p>
            <text:p>Test Steps:</text:p>
            <text:p>            User requests data with path paramaters /cars?tankas=T34&amp;lektuvas=F16</text:p>
            <text:p/>
            <text:p>Expected result: Status code 404</text:p>
            <text:p>                           Response body contains error message</text:p>
            <text:p/>
            <text:p>Actual Results: Endpoint returns all available records</text:p>
          </table:table-cell>
          <table:table-cell table:style-name="ce7" office:value-type="string" calcext:value-type="string">
            <text:p>FAIL</text:p>
          </table:table-cell>
          <table:table-cell table:number-columns-repeated="16381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ST Cars" table:style-name="ta2">
        <office:forms form:automatic-focus="false" form:apply-design-mode="false"/>
        <table:table-column table:style-name="co4" table:default-cell-style-name="ce9"/>
        <table:table-column table:style-name="co5" table:default-cell-style-name="Default"/>
        <table:table-column table:style-name="co3" table:default-cell-style-name="ce9"/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4">
          <table:table-cell table:style-name="ce2" office:value-type="string" calcext:value-type="string">
            <text:p><text:s/>#PBPOSTC001</text:p>
          </table:table-cell>
          <table:table-cell table:style-name="ce12" office:value-type="string" calcext:value-type="string">
            <text:p>Test Scenario: Test required endpoint parameters</text:p>
            <text:p>Test Steps:</text:p>
            <text:p>            User POST /cars endpoint without Body data</text:p>
            <text:p/>
            <text:p>Expected result: Response body contains validation messages</text:p>
            <text:p>                           ManufacturerId is required</text:p>
            <text:p>                           Model is required</text:p>
            <text:p><text:span text:style-name="T1">                           Entity was not created</text:span></text:p>
            <text:p>                           Status code 5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table:style-name="ce2" office:value-type="string" calcext:value-type="string">
            <text:p><text:s/>#PBPOSTC002</text:p>
          </table:table-cell>
          <table:table-cell table:style-name="ce12" office:value-type="string" calcext:value-type="string">
            <text:p><text:span text:style-name="T1">Test Scenario: Test POST data with null values</text:span></text:p>
            <text:p><text:span text:style-name="T1">Test Steps:</text:span></text:p>
            <text:p><text:span text:style-name="T1">            User POST /cars endpoint with incorrect data</text:span></text:p>
            <text:p><text:span text:style-name="T1">            Body contains  {"manufacturerId": "", "model": "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table:style-name="ce2" office:value-type="string" calcext:value-type="string">
            <text:p><text:s/>#PBPOSTC003</text:p>
          </table:table-cell>
          <table:table-cell table:style-name="ce10" office:value-type="string" calcext:value-type="string">
            <text:p>Test Scenario: Test String manufactureId parameter validation</text:p>
            <text:p>Test Steps:</text:p>
            <text:p><text:span text:style-name="T1">             User POST /cars endpoint with</text:span> incorrect data</text:p>
            <text:p>             Body contains {"manufacturerId": "683c78fc5c139f993d03c774sss", "model": "E92"}</text:p>
            <text:p/>
            <text:p>Expected result: Response body contains error message</text:p>
            <text:p>                           Entity was not created</text:p>
            <text:p>                           Status code 500</text:p>
            <text:p/>
            <text:p>Actual Results: Error message was received, but new entity was added</text:p>
          </table:table-cell>
          <table:table-cell table:style-name="ce7" office:value-type="string" calcext:value-type="string">
            <text:p>FAIL</text:p>
          </table:table-cell>
        </table:table-row>
        <table:table-row table:style-name="ro2">
          <table:table-cell table:style-name="ce2" office:value-type="string" calcext:value-type="string">
            <text:p><text:s/>#PBPOSTC004</text:p>
          </table:table-cell>
          <table:table-cell table:style-name="ce11" office:value-type="string" calcext:value-type="string">
            <text:p>Expected result: Test Symbol manufactureId parameter validation</text:p>
            <text:p><text:span text:style-name="T1">Test Steps:</text:span></text:p>
            <text:p><text:span text:style-name="T1">             User POST /cars endpoint with incorrect data</text:span></text:p>
            <text:p><text:span text:style-name="T1">             Body contains {"manufacturerId": !@#, "model": "E92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table:style-name="ce2" office:value-type="string" calcext:value-type="string">
            <text:p><text:s/>#PBPOSTC005</text:p>
          </table:table-cell>
          <table:table-cell table:style-name="ce11" office:value-type="string" calcext:value-type="string">
            <text:p><text:span text:style-name="T1">Expected result: Test Number manufactureId parameter validation</text:span></text:p>
            <text:p><text:span text:style-name="T1">Test Steps:</text:span></text:p>
            <text:p><text:span text:style-name="T1">             User POST /cars endpoint with incorrect data</text:span></text:p>
            <text:p><text:span text:style-name="T1">             Body contains {"manufacturerId": 1234, "model": "E92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5">
          <table:table-cell table:style-name="ce2" office:value-type="string" calcext:value-type="string">
            <text:p><text:s/>#PBPOSTC006</text:p>
          </table:table-cell>
          <table:table-cell table:style-name="ce11" office:value-type="string" calcext:value-type="string">
            <text:p><text:span text:style-name="T1">Expected result: Test String model parameter validation</text:span></text:p>
            <text:p><text:span text:style-name="T1">Test Steps:</text:span></text:p>
            <text:p><text:span text:style-name="T1">             User POST /cars endpoint with correct data</text:span></text:p>
            <text:p><text:span text:style-name="T1">             Body contains {"manufacturerId": “683c78fc5c139f993d03c774”, "model": "E92"}</text:span></text:p>
            <text:p/>
            <text:p><text:span text:style-name="T1">Expected result: Response body contains created entity with correct data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5">
          <table:table-cell table:style-name="ce2" office:value-type="string" calcext:value-type="string">
            <text:p><text:s/>#PBPOSTC007</text:p>
          </table:table-cell>
          <table:table-cell table:style-name="ce12" office:value-type="string" calcext:value-type="string">
            <text:p><text:span text:style-name="T2">Expected result: Test Number model parameter validation</text:span></text:p>
            <text:p><text:span text:style-name="T2">Test Steps:</text:span></text:p>
            <text:p><text:span text:style-name="T2">             User POST /cars endpoint with correct data</text:span></text:p>
            <text:p><text:span text:style-name="T2">             Body contains {"manufacturerId": “683c78fc5c139f993d03c774”, "model": 123456}</text:span></text:p>
            <text:p/>
            <text:p><text:span text:style-name="T2">Expected result: Response body contains created entity with correct data</text:span></text:p>
            <text:p><text:span text:style-name="T2">                           Status code 200</text:span></text:p>
            <text:p/>
            <text:p><text:span text:style-name="T2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table:style-name="ce2" office:value-type="string" calcext:value-type="string">
            <text:p><text:s/>#PBPOSTC008</text:p>
          </table:table-cell>
          <table:table-cell table:style-name="ce5" office:value-type="string" calcext:value-type="string">
            <text:p>Test Scenario: Test Symbol model parameter validation.</text:p>
            <text:p>Test Steps:</text:p>
            <text:p><text:span text:style-name="T1">             User POST /cars endpoint with incorrect data</text:span></text:p>
            <text:p><text:span text:style-name="T1">             Body contains {"manufacturerId": “683c78fc5c139f993d03c774”, "model": !@#$%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Error message was received, but new entity was added</text:span></text:p>
          </table:table-cell>
          <table:table-cell table:style-name="ce7" office:value-type="string" calcext:value-type="string">
            <text:p>FAIL</text:p>
          </table:table-cell>
        </table:table-row>
        <table:table-row table:style-name="ro5">
          <table:table-cell table:style-name="ce2" office:value-type="string" calcext:value-type="string">
            <text:p><text:s/>#PBPOSTC009</text:p>
          </table:table-cell>
          <table:table-cell table:style-name="ce13" office:value-type="string" calcext:value-type="string">
            <text:p><text:span text:style-name="T2">Test Scenario: Test Long Number model parameter validation</text:span></text:p>
            <text:p><text:span text:style-name="T2">Test Steps:</text:span></text:p>
            <text:p><text:span text:style-name="T2">             User POST /cars endpoint with correct data</text:span></text:p>
            <text:p><text:span text:style-name="T2">             Body contains {"manufacturerId": “683c78fc5c139f993d03c774”, "model": 1 × 10^399}</text:span></text:p>
            <text:p/>
            <text:p><text:span text:style-name="T1">Expected result: Response body contains created entity with correct data</text:span></text:p>
            <text:p><text:span text:style-name="T1">                           Status code 200</text:span></text:p>
            <text:p/>
            <text:p><text:span text:style-name="T2">Actual Results: Entity was created, but model parameter changed to “Infinity”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6">
          <table:table-cell table:style-name="ce2" office:value-type="string" calcext:value-type="string">
            <text:p><text:s/>#PBPOSTC010</text:p>
          </table:table-cell>
          <table:table-cell table:style-name="ce13" office:value-type="string" calcext:value-type="string">
            <text:p><text:span text:style-name="T1">Test Scenario: Test if non required parameters are created</text:span></text:p>
            <text:p><text:span text:style-name="T1">Test Steps:</text:span></text:p>
            <text:p><text:span text:style-name="T1">             User POST /cars endpoint with correct data</text:span></text:p>
            <text:p><text:span text:style-name="T1">             Body contains { "status": "UNSUPPORTED", </text:span></text:p>
            <text:p><text:span text:style-name="T1">                                       "dealerId": "683c784e8f9b93aaec4558ca", </text:span></text:p>
            <text:p><text:span text:style-name="T1">                                       "manufacturerId": "683c78fc5c139f993d03c774", </text:span></text:p>
            <text:p><text:span text:style-name="T1">                                       "model": "E12"</text:span></text:p>
            <text:p><text:span text:style-name="T1">                                    }</text:span></text:p>
            <text:p/>
            <text:p><text:span text:style-name="T1">Expected result: Response body contains created entity with correct data</text:span></text:p>
            <text:p><text:span text:style-name="T1">                           Status code 200</text:span></text:p>
            <text:p><text:span text:style-name="T1">Actual Results: Entity was created, but status and dealerId has incorrect data {"status": "SUPPORTED", "dealerId": null,}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table:style-name="ce2" office:value-type="string" calcext:value-type="string">
            <text:p><text:s/>#PBPOSTC011</text:p>
          </table:table-cell>
          <table:table-cell table:style-name="ce13" office:value-type="string" calcext:value-type="string">
            <text:p><text:span text:style-name="T2">Test Scenario: Test if created entities is available in GET /cars endpoint</text:span></text:p>
            <text:p><text:span text:style-name="T2">Test Steps:</text:span></text:p>
            <text:p><text:span text:style-name="T2">             User POST /cars endpoint with correct data</text:span></text:p>
            <text:p><text:span text:style-name="T2">             Body contains { "manufacturerId": "683c78fc5c139f993d03c774", "model": "E12"}</text:span></text:p>
            <text:p><text:span text:style-name="T2">             User requests GET /cars endpoint</text:span></text:p>
            <text:p/>
            <text:p><text:span text:style-name="T2">Expected result: User can find his created entity.</text:span></text:p>
            <text:p><text:span text:style-name="T2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5">
          <table:table-cell table:style-name="ce2" office:value-type="string" calcext:value-type="string">
            <text:p><text:s/>#PBPOSTC012</text:p>
          </table:table-cell>
          <table:table-cell table:style-name="ce13" office:value-type="string" calcext:value-type="string">
            <text:p><text:span text:style-name="T2">Test Scenario: Test for duplication</text:span></text:p>
            <text:p><text:span text:style-name="T2">Test Steps:</text:span></text:p>
            <text:p><text:span text:style-name="T2">             User POST /cars endpoint with correct data</text:span></text:p>
            <text:p><text:span text:style-name="T2">             Body contains { "manufacturerId": "683c78fc5c139f993d03c774", "model": "E13"}</text:span></text:p>
            <text:p><text:span text:style-name="T2">             User sends POST requests n times</text:span></text:p>
            <text:p/>
            <text:p><text:span text:style-name="T2">Expected result: Response body contains error message</text:span></text:p>
            <text:p><text:span text:style-name="T2">                           Status code 400</text:span></text:p>
            <text:p><text:span text:style-name="T2">Actual Results: All entities were created successfully</text:span></text:p>
          </table:table-cell>
          <table:table-cell table:style-name="ce16" office:value-type="string" calcext:value-type="string">
            <text:p>PASS/FAIL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TCH Cars" table:style-name="ta2">
        <office:forms form:automatic-focus="false" form:apply-design-mode="false"/>
        <table:table-column table:style-name="co6" table:default-cell-style-name="ce9"/>
        <table:table-column table:style-name="co7" table:default-cell-style-name="ce17"/>
        <table:table-column table:style-name="co3" table:default-cell-style-name="ce9"/>
        <table:table-column table:style-name="co3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  <table:table-cell table:style-name="ce9" table:number-columns-repeated="16381"/>
        </table:table-row>
        <table:table-row table:style-name="ro5">
          <table:table-cell table:style-name="ce2" office:value-type="string" calcext:value-type="string">
            <text:p><text:s/>#PBPATCHC001</text:p>
          </table:table-cell>
          <table:table-cell table:style-name="ce5" office:value-type="string" calcext:value-type="string">
            <text:p>Test Scenario: Test endpoint functionality without Body data</text:p>
            <text:p>Test Steps:</text:p>
            <text:p>            User PATCH /cars/_id endpoint without Body data</text:p>
            <text:p/>
            <text:p>Expected result: Request response returns one item with exact _id</text:p>
            <text:p>                           UpdatedAt was incremented correctlly</text:p>
            <text:p>                           Status code 2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  <table:table-cell table:number-columns-repeated="16381"/>
        </table:table-row>
        <table:table-row table:style-name="ro5">
          <table:table-cell table:style-name="ce2" office:value-type="string" calcext:value-type="string">
            <text:p><text:s/>#PBPATCHC002</text:p>
          </table:table-cell>
          <table:table-cell table:style-name="ce5" office:value-type="string" calcext:value-type="string">
            <text:p><text:span text:style-name="T1">Test Scenario: Test endpoint functionality with incorrect _id</text:span></text:p>
            <text:p><text:span text:style-name="T1">Test Steps:</text:span></text:p>
            <text:p><text:span text:style-name="T1">            User PATCH /cars/1 endpoint with incorrect _id</text:span></text:p>
            <text:p/>
            <text:p><text:span text:style-name="T1">Expected result: Request response returns error message</text:span></text:p>
            <text:p><text:span text:style-name="T1">                           No changes has been made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<text:s/>#PBPATCHC003</text:p>
          </table:table-cell>
          <table:table-cell table:style-name="ce18" office:value-type="string" calcext:value-type="string">
            <text:p><text:span text:style-name="T2">Test Scenario: Test endpoint functionality with correct Body data</text:span></text:p>
            <text:p><text:span text:style-name="T2">Test Steps:</text:span></text:p>
            <text:p><text:span text:style-name="T2">            User PATCH /cars/_id endpoint</text:span></text:p>
            <text:p><text:span text:style-name="T2">            Body data {"status": "SUPPORTED", "dealerId": "683c79735c139f993d03c776"}</text:span></text:p>
            <text:p/>
            <text:p><text:span text:style-name="T2">Expected result: Request response returns one item with exact _id</text:span></text:p>
            <text:p><text:span text:style-name="T2">                           Parameter status has been changed</text:span></text:p>
            <text:p><text:span text:style-name="T2">                           Parameter dealerId has been changed</text:span></text:p>
            <text:p><text:span text:style-name="T1">                           Parameter </text:span><text:span text:style-name="T2">updatedAt was incremented correctly</text:span></text:p>
            <text:p><text:span text:style-name="T2">                           Status code 200</text:span></text:p>
            <text:p/>
            <text:p><text:span text:style-name="T2">Actual Results: As expected</text:span></text:p>
          </table:table-cell>
          <table:table-cell table:style-name="ce15" office:value-type="string" calcext:value-type="string">
            <text:p>PASS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<text:s/>#PBPATCHC004</text:p>
          </table:table-cell>
          <table:table-cell table:style-name="ce18" office:value-type="string" calcext:value-type="string">
            <text:p><text:span text:style-name="T1">Test Scenario: Test endpoints required parameters</text:span></text:p>
            <text:p><text:span text:style-name="T1">Test Steps:</text:span></text:p>
            <text:p><text:span text:style-name="T1">            User PATCH /cars/_id endpoint</text:span></text:p>
            <text:p><text:span text:style-name="T1">            Body data {""}</text:span></text:p>
            <text:p/>
            <text:p><text:span text:style-name="T1">Expected result: Request response returns error message</text:span></text:p>
            <text:p><text:span text:style-name="T1">                           Parameter status is required</text:span></text:p>
            <text:p><text:span text:style-name="T1">                           Parameter dealerId is required</text:span></text:p>
            <text:p><text:span text:style-name="T1">                           Status code 500</text:span></text:p>
            <text:p/>
            <text:p><text:span text:style-name="T1">Actual Results: Response body returns entity instead of error message</text:span></text:p>
          </table:table-cell>
          <table:table-cell table:style-name="ce14" office:value-type="string" calcext:value-type="string">
            <text:p>FAIL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<text:s/>#PBPATCHC005</text:p>
          </table:table-cell>
          <table:table-cell table:style-name="ce18" office:value-type="string" calcext:value-type="string">
            <text:p><text:span text:style-name="T1">Test Scenario: Test endpoint update time with no changed data</text:span></text:p>
            <text:p><text:span text:style-name="T1">Test Steps:</text:span></text:p>
            <text:p><text:span text:style-name="T1">            User PATCH /cars/_id endpoint</text:span></text:p>
            <text:p><text:span text:style-name="T1">            Body data is empty</text:span></text:p>
            <text:p/>
            <text:p><text:span text:style-name="T1">Expected result: Request response shows one entity</text:span></text:p>
            <text:p><text:span text:style-name="T1">                           Parameter createdAt is not changed</text:span></text:p>
            <text:p><text:span text:style-name="T1">                           Parameter updatedAt is not changed</text:span></text:p>
            <text:p><text:span text:style-name="T1">                           Status code 200</text:span></text:p>
            <text:p/>
            <text:p><text:span text:style-name="T1">Actual Results: Time is updated after each request even if no changes were made. </text:span></text:p>
          </table:table-cell>
          <table:table-cell table:style-name="ce14" office:value-type="string" calcext:value-type="string">
            <text:p>FAIL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<text:s/>#PBPATCHC006</text:p>
          </table:table-cell>
          <table:table-cell table:style-name="ce18" office:value-type="string" calcext:value-type="string">
            <text:p><text:span text:style-name="T1">Test Scenario: Test status parameter functionality with correct data</text:span></text:p>
            <text:p><text:span text:style-name="T1">Test Steps:</text:span></text:p>
            <text:p><text:span text:style-name="T1">            User PATCH /cars/_id endpoint</text:span></text:p>
            <text:p><text:span text:style-name="T1">            Body data {"status": "SUPPORTED"}</text:span></text:p>
            <text:p/>
            <text:p><text:span text:style-name="T1">Expected result: Request response shows updated entity</text:span></text:p>
            <text:p><text:span text:style-name="T1">                           Parameter status was updated</text:span></text:p>
            <text:p><text:span text:style-name="T1">                           Parameter updatedAt was updated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  <table:table-cell table:number-columns-repeated="16381"/>
        </table:table-row>
        <table:table-row table:style-name="ro7">
          <table:table-cell table:style-name="ce2" office:value-type="string" calcext:value-type="string">
            <text:p><text:s/>#PBPATCHC007</text:p>
          </table:table-cell>
          <table:table-cell table:style-name="ce18" office:value-type="string" calcext:value-type="string">
            <text:p><text:span text:style-name="T1">Test Scenario: Test dealedId parameter functionality with correct data</text:span></text:p>
            <text:p><text:span text:style-name="T1">Test Steps:</text:span></text:p>
            <text:p><text:span text:style-name="T1">            User PATCH /cars/_id endpoint</text:span></text:p>
            <text:p><text:span text:style-name="T1">            Body data {"dealerId": "683c79735c139f993d03c776"}</text:span></text:p>
            <text:p/>
            <text:p><text:span text:style-name="T1">Prerequisites: Test data contains specific car with dealerId: 683c784e8f9b93aaec4558ca</text:span></text:p>
            <text:p/>
            <text:p><text:span text:style-name="T1">Expected result: Request response shows updated entity</text:span></text:p>
            <text:p><text:span text:style-name="T1">                           Parameter dealerId was updated</text:span></text:p>
            <text:p><text:span text:style-name="T1">                           Parameter updatedAt was updated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  <table:table-cell table:number-columns-repeated="16381"/>
        </table:table-row>
        <table:table-row table:style-name="ro8">
          <table:table-cell table:style-name="ce2" office:value-type="string" calcext:value-type="string">
            <text:p><text:s/>#PBPATCHC008</text:p>
          </table:table-cell>
          <table:table-cell table:style-name="ce18" office:value-type="string" calcext:value-type="string">
            <text:p><text:span text:style-name="T1">Test Scenario: Test manufacturerId parameter functionality with correct data</text:span></text:p>
            <text:p><text:span text:style-name="T1">Test Steps:</text:span></text:p>
            <text:p><text:span text:style-name="T1">            User PATCH /cars/_id endpoint</text:span></text:p>
            <text:p><text:span text:style-name="T1">            Body data "manufacturerId": "685d782852cbade39c658ef2"</text:span></text:p>
            <text:p/>
            <text:p><text:span text:style-name="T1">Prerequisites: Test data contains specific car with manufacturerId: 683c78fc5c139f993d03c774</text:span></text:p>
            <text:p/>
            <text:p><text:span text:style-name="T1">Expected result: Request response shows updated entity</text:span></text:p>
            <text:p><text:span text:style-name="T1">                           Parameter manufacturerId was updated</text:span></text:p>
            <text:p><text:span text:style-name="T1">                           Parameter updatedAt was updated</text:span></text:p>
            <text:p><text:span text:style-name="T1">                           Status code 200</text:span></text:p>
            <text:p/>
            <text:p><text:span text:style-name="T1">Actual Results: Response data is returned correctlly, but manufacturerId is kept the same. </text:span></text:p>
            <text:p><text:span text:style-name="T1">I guess the manufacturer is unique to specific car model.</text:span></text:p>
          </table:table-cell>
          <table:table-cell table:style-name="ce14" office:value-type="string" calcext:value-type="string">
            <text:p>FAIL</text:p>
          </table:table-cell>
          <table:table-cell table:number-columns-repeated="16381"/>
        </table:table-row>
        <table:table-row table:style-name="ro9">
          <table:table-cell table:style-name="ce2" office:value-type="string" calcext:value-type="string">
            <text:p><text:s/>#PBPATCHC009</text:p>
          </table:table-cell>
          <table:table-cell table:style-name="ce18" office:value-type="string" calcext:value-type="string">
            <text:p><text:span text:style-name="T2">Test Scenario: Test model parameter functionality with correct data</text:span></text:p>
            <text:p><text:span text:style-name="T2">Test Steps:</text:span></text:p>
            <text:p><text:span text:style-name="T2">            User PATCH /cars/_id endpoint</text:span></text:p>
            <text:p><text:span text:style-name="T2">            Body data "model": "e36"</text:span></text:p>
            <text:p/>
            <text:p><text:span text:style-name="T2">Prerequisites: Test data contains specific car with "model": "E36.1"</text:span></text:p>
            <text:p/>
            <text:p><text:span text:style-name="T2">Expected result: Request response shows updated entity</text:span></text:p>
            <text:p><text:span text:style-name="T2">                           Parameter manufacturerId was updated</text:span></text:p>
            <text:p><text:span text:style-name="T2">                           Parameter updatedAt was updated</text:span></text:p>
            <text:p><text:span text:style-name="T2">                           Status code 200</text:span></text:p>
            <text:p/>
            <text:p><text:span text:style-name="T1">Actual Results: Same as with manufacturerId. Also it seems that endpoint only updates three parameters</text:span></text:p>
            <text:p><text:span text:style-name="T1">Updating car {</text:span></text:p>
            <text:p><text:span text:style-name="T1">  _id: '683c7dc6a3f4f9b306341c02',</text:span></text:p>
            <text:p><text:span text:style-name="T1">  status: 'SUPPORTED',</text:span></text:p>
            <text:p><text:span text:style-name="T1">  dealerId: undefined</text:span></text:p>
            <text:p><text:span text:style-name="T1">}</text:span></text:p>
          </table:table-cell>
          <table:table-cell table:style-name="ce14" office:value-type="string" calcext:value-type="string">
            <text:p>FAI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<text:s/>#PBPATCHC010</text:p>
          </table:table-cell>
          <table:table-cell table:style-name="ce18" office:value-type="string" calcext:value-type="string">
            <text:p><text:span text:style-name="T2">Test Scenario: Test status parameter functionality with incorrect data</text:span></text:p>
            <text:p><text:span text:style-name="T2">Test Steps:</text:span></text:p>
            <text:p><text:span text:style-name="T2">            User PATCH /cars/_id endpoint</text:span></text:p>
            <text:p><text:span text:style-name="T2">            Body data {"status": "something"}</text:span></text:p>
            <text:p/>
            <text:p><text:span text:style-name="T2">Expected result: Request response shows error message</text:span></text:p>
            <text:p><text:span text:style-name="T2">                           No data was updated</text:span></text:p>
            <text:p><text:span text:style-name="T2">                           Status code 400</text:span></text:p>
            <text:p/>
            <text:p><text:span text:style-name="T2">Actual Results: Status was changed successfully without error message. As per code it should allow only two values</text:span></text:p>
          </table:table-cell>
          <table:table-cell table:style-name="ce14" office:value-type="string" calcext:value-type="string">
            <text:p>FAIL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<text:s/>#PBPATCHC011</text:p>
          </table:table-cell>
          <table:table-cell table:style-name="ce18" office:value-type="string" calcext:value-type="string">
            <text:p><text:span text:style-name="T2">Test Scenario: Test dealedId parameter functionality with incorrect data</text:span></text:p>
            <text:p><text:span text:style-name="T2">Test Steps:</text:span></text:p>
            <text:p><text:span text:style-name="T2">            User PATCH /cars/_id endpoint</text:span></text:p>
            <text:p><text:span text:style-name="T2">            Body data {"dealerId": "NewDealerID"}</text:span></text:p>
            <text:p/>
            <text:p><text:span text:style-name="T2">Prerequisites: Test data contains specific car with dealerId: null</text:span></text:p>
            <text:p/>
            <text:p><text:span text:style-name="T2">Expected result: Request response shows error message </text:span></text:p>
            <text:p><text:span text:style-name="T1">                           Entity was not updated</text:span></text:p>
            <text:p><text:span text:style-name="T2">                           Status code 500</text:span></text:p>
            <text:p/>
            <text:p><text:span text:style-name="T2">Actual Results: Error message was received, but value vas updated.</text:span></text:p>
          </table:table-cell>
          <table:table-cell table:style-name="ce14" office:value-type="string" calcext:value-type="string">
            <text:p>FAIL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T Dealer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ce9"/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table:style-name="ce19" office:value-type="string" calcext:value-type="string">
            <text:p><text:s/>#PBGETD001</text:p>
          </table:table-cell>
          <table:table-cell table:style-name="ce11" office:value-type="string" calcext:value-type="string">
            <text:p>Test Scenario: Test data on plain GET /dealers endpoint</text:p>
            <text:p>Test Steps:</text:p>
            <text:p>            User requests GET /dealers endpoint</text:p>
            <text:p/>
            <text:p>Prerequisites: Test data contains 2 entities in database</text:p>
            <text:p/>
            <text:p>Expected result: User sees response with JSON obj containing 2 entries</text:p>
            <text:p>                           Status code 2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table:style-name="ce19" office:value-type="string" calcext:value-type="string">
            <text:p><text:s/>#PBGETD002</text:p>
          </table:table-cell>
          <table:table-cell table:style-name="ce5" office:value-type="string" calcext:value-type="string">
            <text:p>Test Scenario: Test querry functionality with _id paramater</text:p>
            <text:p>Test Steps:</text:p>
            <text:p>            User requests data with path paramaters /dealers?_id=683c784e8f9b93aaec4558ca</text:p>
            <text:p/>
            <text:p>Prerequisites: Test data contains 2 entities in database</text:p>
            <text:p/>
            <text:p><text:span text:style-name="T1">Expected result: Endpoint returns only one entity _id "683c784e8f9b93aaec4558ca</text:span>"</text:p>
            <text:p>                           Status code 200</text:p>
            <text:p/>
            <text:p><text:span text:style-name="T1">Actual Results: Endpoint returns all available records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2">
          <table:table-cell table:style-name="ce19" office:value-type="string" calcext:value-type="string">
            <text:p><text:s/>#PBGETD003</text:p>
          </table:table-cell>
          <table:table-cell table:style-name="ce5" office:value-type="string" calcext:value-type="string">
            <text:p>Test Scenario: Test querry functionality with name paramater</text:p>
            <text:p>Test Steps: </text:p>
            <text:p>            User requests data with path paramater /dealers?name=Krasta Auto</text:p>
            <text:p/>
            <text:p>Prerequisites: Test data contains 1 entity in database</text:p>
            <text:p/>
            <text:p><text:span text:style-name="T1">Expected result: Endpoint returns only entities with /dealers?name=Krasta Auto</text:span></text:p>
            <text:p>                           Status code 200</text:p>
            <text:p/>
            <text:p>Actual Results: Endpoint returns all available records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2">
          <table:table-cell table:style-name="ce19" office:value-type="string" calcext:value-type="string">
            <text:p><text:s/>#PBGETD004</text:p>
          </table:table-cell>
          <table:table-cell table:style-name="ce5" office:value-type="string" calcext:value-type="string">
            <text:p>Test Scenario: Test querry functionality with manufacturerId paramater</text:p>
            <text:p>Test Steps:</text:p>
            <text:p>            User requests data with path paramater /dealers?manufacturerId=685d858623e9caaa2a7e0a75</text:p>
            <text:p/>
            <text:p><text:span text:style-name="T1">Prerequisites: Test data contains atleast 1 entity with manufacturerId=685d858623e9caaa2a7e0a75</text:span></text:p>
            <text:p/>
            <text:p><text:span text:style-name="T1">Expected result: Endpoint returns only entities with manufacturerId=685d858623e9caaa2a7e0a75</text:span></text:p>
            <text:p>                           Status code 200</text:p>
            <text:p/>
            <text:p>Actual Results: Endpoint returns all available records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2">
          <table:table-cell table:style-name="ce19" office:value-type="string" calcext:value-type="string">
            <text:p><text:s/>#PBGETD005</text:p>
          </table:table-cell>
          <table:table-cell table:style-name="ce5" office:value-type="string" calcext:value-type="string">
            <text:p><text:span text:style-name="T2">Test Scenario: Test querry functionality with carIds paramater</text:span></text:p>
            <text:p><text:span text:style-name="T2">Test Steps:</text:span></text:p>
            <text:p><text:span text:style-name="T1">            User requests data with path paramater /dealers?carIds</text:span><text:span text:style-name="T2">=683c7dc6a3f4f9b306341c02</text:span></text:p>
            <text:p/>
            <text:p><text:span text:style-name="T1">Prerequisites: Test data contains atleast 1 entity with carIds=683c7dc6a3f4f9b306341c02</text:span></text:p>
            <text:p/>
            <text:p><text:span text:style-name="T1">Expected result: Endpoint returns only entities with carIds=683c7dc6a3f4f9b306341c02</text:span></text:p>
            <text:p><text:span text:style-name="T2">                           Status code 200</text:span></text:p>
            <text:p/>
            <text:p><text:span text:style-name="T2">Actual Results: Endpoint returns all available records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table:style-name="ce19" office:value-type="string" calcext:value-type="string">
            <text:p><text:s/>#PBGETD006</text:p>
          </table:table-cell>
          <table:table-cell table:style-name="ce5" office:value-type="string" calcext:value-type="string">
            <text:p>Test Scenario: Test non existing resources</text:p>
            <text:p>Test Steps:</text:p>
            <text:p><text:span text:style-name="T1">            User requests data with path paramater /dealers</text:span>/123</text:p>
            <text:p/>
            <text:p>Expected result: Status code 404</text:p>
            <text:p>                           Response body contains error message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10">
          <table:table-cell table:style-name="ce19" office:value-type="string" calcext:value-type="string">
            <text:p><text:s/>#PBGETD007</text:p>
          </table:table-cell>
          <table:table-cell table:style-name="ce5" office:value-type="string" calcext:value-type="string">
            <text:p>Test Scenario: Test invalid querry parameters</text:p>
            <text:p>Test Steps:</text:p>
            <text:p>            User requests data with path paramaters /dealers?factory=Munich</text:p>
            <text:p>Expected result: Status code 404</text:p>
            <text:p>                           Response body contains error message</text:p>
            <text:p/>
            <text:p>Actual Results: Endpoint returns all available records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ST Dealers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10"/>
        <table:table-column table:style-name="co3" table:default-cell-style-name="ce7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4">
          <table:table-cell office:value-type="string" calcext:value-type="string">
            <text:p><text:s/>#PBPOSTC001</text:p>
          </table:table-cell>
          <table:table-cell table:style-name="ce5" office:value-type="string" calcext:value-type="string">
            <text:p>Test Scenario: Test required endpoint parameters</text:p>
            <text:p>Test Steps:</text:p>
            <text:p>            User POST /dealers endpoint without Body data</text:p>
            <text:p/>
            <text:p>Expected result: Response body contains validation messages</text:p>
            <text:p>                           name is required</text:p>
            <text:p>                           ManufacturerId is required</text:p>
            <text:p><text:span text:style-name="T1">                           Entity was not created</text:span></text:p>
            <text:p>                           Status code 5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<text:s/>#PBPOSTC002</text:p>
          </table:table-cell>
          <table:table-cell table:style-name="ce5" office:value-type="string" calcext:value-type="string">
            <text:p><text:span text:style-name="T1">Test Scenario: Test POST data with null values</text:span></text:p>
            <text:p><text:span text:style-name="T1">Test Steps:</text:span></text:p>
            <text:p><text:span text:style-name="T1">            User POST /cars endpoint with incorrect data</text:span></text:p>
            <text:p><text:span text:style-name="T1">            Body contains  {"name": "", "manufacturerId": "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<text:s/>#PBPOSTC003</text:p>
          </table:table-cell>
          <table:table-cell office:value-type="string" calcext:value-type="string">
            <text:p><text:span text:style-name="T1">Test Scenario: Test String name</text:span> parameter validation</text:p>
            <text:p>Test Steps:</text:p>
            <text:p><text:span text:style-name="T1">             User POST /dealers endpoint with</text:span> correct data</text:p>
            <text:p><text:span text:style-name="T1">             Body contains {"name": "Autoplius", "manufacturerId": "683c78fc5c139f993d03c774"}</text:span></text:p>
            <text:p/>
            <text:p>Expected result: Response body contains created entity</text:p>
            <text:p>                           Status code 2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<text:s/>#PBPOSTC004</text:p>
          </table:table-cell>
          <table:table-cell office:value-type="string" calcext:value-type="string">
            <text:p><text:span text:style-name="T1">Test Scenario: Test String name parameter length</text:span></text:p>
            <text:p><text:span text:style-name="T1">Test Steps:</text:span></text:p>
            <text:p><text:span text:style-name="T1">             User POST /dealers endpoint with incorrect data</text:span></text:p>
            <text:p><text:span text:style-name="T1">             Body contains {"name": "aaaaaaaaaaaaaaaaaaaaaaaaaaaaaaaaaaaaaaaaaaaaaaaaaaaaaaaaaaaaaaaaaaaaaaaaaaaaaaaaaaaaaaaaaaaaaaaaaaaaaaaaaaaaaaaaaaaaaaaaaaaaaaaaaaaaaaaaaaaaaaaaaaaaaaaaaaaaaaaaaaaaaaaaaaaaaaaaaaaaaaaaaaaaaaaaaaaaaaaaaaaaaaaaaaaaaaaaaaaaaaaaaaaaaaaaaaaaaaaaaaaaaaaaaaaaaaaaaaaaaa", "manufacturerId": "683c78fc5c139f993d03c774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Dealer was created, as the field name has no length limitations. </text:span>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<text:s/>#PBPOSTC005</text:p>
          </table:table-cell>
          <table:table-cell table:style-name="ce11" office:value-type="string" calcext:value-type="string">
            <text:p><text:span text:style-name="T1">Expected result: Test Symbol name</text:span> parameter validation</text:p>
            <text:p><text:span text:style-name="T1">Test Steps:</text:span></text:p>
            <text:p><text:span text:style-name="T1">             User POST /dealers endpoint with incorrect data</text:span></text:p>
            <text:p><text:span text:style-name="T1">             Body contains {"name": !@#, "manufacturerId": "683c78fc5c139f993d03c774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<text:s/>#PBPOSTC006</text:p>
          </table:table-cell>
          <table:table-cell table:style-name="ce11" office:value-type="string" calcext:value-type="string">
            <text:p><text:span text:style-name="T1">Expected result: Test Number name parameter validation</text:span></text:p>
            <text:p><text:span text:style-name="T1">Test Steps:</text:span></text:p>
            <text:p><text:span text:style-name="T1">             User POST /dealers endpoint with incorrect data</text:span></text:p>
            <text:p><text:span text:style-name="T1">             Body contains {"name": 1234, "manufacturerId": "683c78fc5c139f993d03c774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<text:span text:style-name="T1">Actual Results: Entity was created. I think name parameter should only allow string values</text:span></text:p>
          </table:table-cell>
          <table:table-cell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<text:s/>#PBPOSTC007</text:p>
          </table:table-cell>
          <table:table-cell table:style-name="ce11" office:value-type="string" calcext:value-type="string">
            <text:p><text:span text:style-name="T1">Expected result: Test for name parameter unique value</text:span></text:p>
            <text:p><text:span text:style-name="T1">Test Steps:</text:span></text:p>
            <text:p><text:span text:style-name="T1">             User POST /dealers endpoint with incorrect data</text:span></text:p>
            <text:p><text:span text:style-name="T1">             Body contains {"name": “Autoplius”, "manufacturerId": "683c78fc5c139f993d03c774"}</text:span></text:p>
            <text:p><text:span text:style-name="T1">             After creating the first dealer, user sends intentical POST request.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Second dealer with the same name was created. It shlould check duplicate names.</text:span></text:p>
          </table:table-cell>
          <table:table-cell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<text:s/>#PBPOSTC008</text:p>
          </table:table-cell>
          <table:table-cell office:value-type="string" calcext:value-type="string">
            <text:p><text:span text:style-name="T1">Expected result: Test String manufacturerId parameter validation with correct data</text:span></text:p>
            <text:p><text:span text:style-name="T1">Test Steps:</text:span></text:p>
            <text:p><text:span text:style-name="T1">             User POST /dealers endpoint with correct data</text:span></text:p>
            <text:p><text:span text:style-name="T1">             Body contains {"name": “Dealer1”, "manufacturerId": "683c78fc5c139f993d03c774"}</text:span></text:p>
            <text:p/>
            <text:p><text:span text:style-name="T1">Expected result: Response body contains created entity with correct data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<text:s/>#PBPOSTC009</text:p>
          </table:table-cell>
          <table:table-cell office:value-type="string" calcext:value-type="string">
            <text:p><text:span text:style-name="T1">Expected result: Test String manufacturerId parameter validation with inccorect data</text:span></text:p>
            <text:p><text:span text:style-name="T1">Test Steps:</text:span></text:p>
            <text:p><text:span text:style-name="T1">             User POST /dealers endpoint with correct data</text:span></text:p>
            <text:p><text:span text:style-name="T1">             Body contains {"name": “Dealer2”, "manufacturerId": "aa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<text:span text:style-name="T1">Actual Results: Error message was received, but dealer entity was created</text:span>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<text:s/>#PBPOSTC010</text:p>
          </table:table-cell>
          <table:table-cell table:style-name="ce12" office:value-type="string" calcext:value-type="string">
            <text:p><text:span text:style-name="T1">Expected result: Test Number manufacturerId</text:span><text:span text:style-name="T2"> parameter validation</text:span></text:p>
            <text:p><text:span text:style-name="T2">Test Steps:</text:span></text:p>
            <text:p><text:span text:style-name="T1">             User POST /dealers</text:span><text:span text:style-name="T2"> endpoint with correct data</text:span></text:p>
            <text:p><text:span text:style-name="T1">             Body contains {"name": “Dealer2”, "manufacturerId": 1234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<text:span text:style-name="T1">Actual Results: Error message was received, but dealer entity was created</text:span>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<text:s/>#PBPOSTC011</text:p>
          </table:table-cell>
          <table:table-cell table:style-name="ce5" office:value-type="string" calcext:value-type="string">
            <text:p><text:span text:style-name="T1">Test Scenario: Test Symbol manufacturerId</text:span> parameter validation.</text:p>
            <text:p>Test Steps:</text:p>
            <text:p><text:span text:style-name="T1">             User POST /dealers endpoint with incorrect data</text:span></text:p>
            <text:p><text:span text:style-name="T1">             Body contains {"manufacturerId": “Dealer3”, "model": !@#$%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<text:span text:style-name="T1">Actual Results: Error message was received, but dealer entity was created</text:span>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table-cell office:value-type="string" calcext:value-type="string">
            <text:p><text:s/>#PBPOSTC012</text:p>
          </table:table-cell>
          <table:table-cell table:style-name="ce13" office:value-type="string" calcext:value-type="string">
            <text:p><text:span text:style-name="T1">Test Scenario: Test if non required parameters are created</text:span></text:p>
            <text:p><text:span text:style-name="T1">Test Steps:</text:span></text:p>
            <text:p><text:span text:style-name="T1">             User POST /dealers endpoint with correct data</text:span></text:p>
            <text:p><text:span text:style-name="T1">             Body contains { </text:span></text:p>
            <text:p><text:span text:style-name="T1">                                      "name": "Dealers 4", </text:span></text:p>
            <text:p><text:span text:style-name="T1">                                      "manufacturerId": "683c78fc5c139f993d03c774", </text:span></text:p>
            <text:p><text:span text:style-name="T1">                                      "carIds": ["685d804f23e9caaa2a7e0a5f", "685d808b23e9caaa2a7e0a63"]</text:span></text:p>
            <text:p><text:span text:style-name="T1">                                     }</text:span></text:p>
            <text:p/>
            <text:p><text:span text:style-name="T1">Expected result: Response body contains created entity with correct data</text:span></text:p>
            <text:p><text:span text:style-name="T1">                           Status code 200</text:span></text:p>
            <text:p/>
            <text:p><text:span text:style-name="T1">Actual Results: Entity was created, but carIds array was not populated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<text:s/>#PBPOSTC013</text:p>
          </table:table-cell>
          <table:table-cell table:style-name="ce13" office:value-type="string" calcext:value-type="string">
            <text:p><text:span text:style-name="T2">Test Scenario: Test if created entities is available in GET /dealers endpoint</text:span></text:p>
            <text:p><text:span text:style-name="T2">Test Steps:</text:span></text:p>
            <text:p><text:span text:style-name="T1">             User POST /dealers </text:span><text:span text:style-name="T2"> endpoint with correct data</text:span></text:p>
            <text:p><text:span text:style-name="T1">             Body contains { "name": "Dealers5", "manufacturerId": "683c78fc5c139f993d03c774</text:span><text:span text:style-name="T2">"}</text:span></text:p>
            <text:p><text:span text:style-name="T2">             User requests GET /dealers endpoint</text:span></text:p>
            <text:p/>
            <text:p><text:span text:style-name="T2">Expected result: User can find his created entity.</text:span></text:p>
            <text:p><text:span text:style-name="T2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<text:s/>#PBPOSTC014</text:p>
          </table:table-cell>
          <table:table-cell table:style-name="ce13" office:value-type="string" calcext:value-type="string">
            <text:p><text:span text:style-name="T1">Test Scenario: Test if POST /cars endpoint can be created with newly created dealer id</text:span></text:p>
            <text:p><text:span text:style-name="T1">Test Steps:</text:span></text:p>
            <text:p><text:span text:style-name="T1">             User POST /dealers endpoint with correct data</text:span></text:p>
            <text:p><text:span text:style-name="T1">             Body contains { "name": "Dealers6", "manufacturerId": "683c78fc5c139f993d03c774"}</text:span></text:p>
            <text:p><text:span text:style-name="T1">             Response body contains dealer _id: “685fafcfa55a40c8afeb8bae”</text:span></text:p>
            <text:p><text:span text:style-name="T1">             User requests POST /cars endpoint</text:span></text:p>
            <text:p><text:span text:style-name="T1">             Body contains { "manufacturerId": "683c78fc5c139f993d03c774" , "model": "E112" , "dealerId": "685fafcfa55a40c8afeb8bae"}</text:span></text:p>
            <text:p><text:span text:style-name="T1">             User requests GET /cars enpoint</text:span></text:p>
            <text:p/>
            <text:p><text:span text:style-name="T1">Expected result: User can find his created car with correct dealerId</text:span></text:p>
            <text:p><text:span text:style-name="T1">Actual Results: Car was created with dealerId null value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<text:s/>#PBPOSTC015</text:p>
          </table:table-cell>
          <table:table-cell table:style-name="ce40" office:value-type="string" calcext:value-type="string">
            <text:p><text:span text:style-name="T1">Test Scenario: Test if PATCH /cars endpoint can be updated with newly created dealer id</text:span></text:p>
            <text:p><text:span text:style-name="T1">Test Steps:</text:span></text:p>
            <text:p><text:span text:style-name="T1">             User POST /dealers endpoint with correct data</text:span></text:p>
            <text:p><text:span text:style-name="T1">             Body contains { "name": "Dealers7", "manufacturerId": "683c78fc5c139f993d03c774"}</text:span></text:p>
            <text:p><text:span text:style-name="T1">             Response body contains dealer _id: “685fb3c3a55a40c8afeb8bbb”</text:span></text:p>
            <text:p><text:span text:style-name="T1">             User requests PATCH /cars endpoint</text:span></text:p>
            <text:p><text:span text:style-name="T1">             Body contains {"dealerId": "685fb3c3a55a40c8afeb8bbb"}</text:span></text:p>
            <text:p><text:span text:style-name="T1">             User requests GET /cars enpoint</text:span></text:p>
            <text:p/>
            <text:p><text:span text:style-name="T1">Expected result: User can find his created car with correct dealerId</text:span></text:p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</table:table>
      <table:table table:name="PATCH Dealers" table:style-name="ta2">
        <table:table-column table:style-name="co12" table:default-cell-style-name="ce2"/>
        <table:table-column table:style-name="co13" table:default-cell-style-name="ce18"/>
        <table:table-column table:style-name="co3" table:default-cell-style-name="ce15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5">
          <table:table-cell office:value-type="string" calcext:value-type="string">
            <text:p><text:s/>#PBPATCHD001</text:p>
          </table:table-cell>
          <table:table-cell table:style-name="ce5" office:value-type="string" calcext:value-type="string">
            <text:p>Test Scenario: Test endpoint functionality without Body data</text:p>
            <text:p>Test Steps:</text:p>
            <text:p>            User PATCH /dealers/_id endpoint without Body data</text:p>
            <text:p/>
            <text:p>Expected result: Request response returns one item with exact _id</text:p>
            <text:p>                           UpdatedAt was incremented correctlly</text:p>
            <text:p>                           Status code 200</text:p>
            <text:p/>
            <text:p>Actual Results: As expected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<text:s/>#PBPATCHD002</text:p>
          </table:table-cell>
          <table:table-cell table:style-name="ce12" office:value-type="string" calcext:value-type="string">
            <text:p><text:span text:style-name="T1">Test Scenario: Test endpoint functionality with incorrect _id</text:span></text:p>
            <text:p><text:span text:style-name="T1">Test Steps:</text:span></text:p>
            <text:p><text:span text:style-name="T1">            User PATCH /dealers/1 endpoint with incorrect _id</text:span></text:p>
            <text:p/>
            <text:p><text:span text:style-name="T1">Expected result: Request response returns error message</text:span></text:p>
            <text:p><text:span text:style-name="T1">                           No changes has been made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<text:s/>#PBPATCHD003</text:p>
          </table:table-cell>
          <table:table-cell office:value-type="string" calcext:value-type="string">
            <text:p><text:span text:style-name="T1">Test Scenario: Test name parameter functionality</text:span></text:p>
            <text:p><text:span text:style-name="T1">Test Steps:</text:span></text:p>
            <text:p><text:span text:style-name="T1">            User PATCH /dealers/_id endpoint</text:span></text:p>
            <text:p><text:span text:style-name="T1">            Body data {"name": "newName"}</text:span></text:p>
            <text:p/>
            <text:p><text:span text:style-name="T1">Expected result: Request response returns one item with exact _id</text:span></text:p>
            <text:p><text:span text:style-name="T1">                           Parameter name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<text:s/>#PBPATCHD004</text:p>
          </table:table-cell>
          <table:table-cell office:value-type="string" calcext:value-type="string">
            <text:p><text:span text:style-name="T1">Test Scenario: Test existing name uptating with identical data</text:span></text:p>
            <text:p><text:span text:style-name="T1">Test Steps:</text:span></text:p>
            <text:p><text:span text:style-name="T1">            User PATCH /dealers/_id endpoint</text:span></text:p>
            <text:p><text:span text:style-name="T1">            Body data {"name": "newName"}</text:span></text:p>
            <text:p/>
            <text:p><text:span text:style-name="T1">Prerequisites: Dealer exists with {"name": "newName"}</text:span></text:p>
            <text:p/>
            <text:p><text:span text:style-name="T1">Expected result: Request response returns error message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<text:s/>#PBPATCHD005</text:p>
          </table:table-cell>
          <table:table-cell office:value-type="string" calcext:value-type="string">
            <text:p><text:span text:style-name="T1">Test Scenario: Test name parameter funcionality with numbers</text:span></text:p>
            <text:p><text:span text:style-name="T1">Test Steps:</text:span></text:p>
            <text:p><text:span text:style-name="T1">            User PATCH /dealers/_id endpoint</text:span></text:p>
            <text:p><text:span text:style-name="T1">            Body data {"name": 123}</text:span></text:p>
            <text:p/>
            <text:p><text:span text:style-name="T1">Expected result: Request response returns one item with exact _id</text:span></text:p>
            <text:p><text:span text:style-name="T1">                           Parameter name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<text:s/>#PBPATCHD006</text:p>
          </table:table-cell>
          <table:table-cell office:value-type="string" calcext:value-type="string">
            <text:p><text:span text:style-name="T1">Test Scenario: Test existing name parameter funcionality with numbers</text:span></text:p>
            <text:p><text:span text:style-name="T1">Test Steps:</text:span></text:p>
            <text:p><text:span text:style-name="T1">            User PATCH /dealers/_id endpoint</text:span></text:p>
            <text:p><text:span text:style-name="T1">            Body data {"name": 123}</text:span></text:p>
            <text:p/>
            <text:p><text:span text:style-name="T1">Prerequisites: Dealer exists with {"name": 123}</text:span></text:p>
            <text:p/>
            <text:p><text:span text:style-name="T1">Expected result: Request response returns error message</text:span></text:p>
            <text:p><text:span text:style-name="T1">                           Status code 500</text:span></text:p>
            <text:p/>
            <text:p><text:span text:style-name="T1">Actual Results: Response returns updated entity. There is no name validation for numbers.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7">
          <table:table-cell office:value-type="string" calcext:value-type="string">
            <text:p><text:s/>#PBPATCHD007</text:p>
          </table:table-cell>
          <table:table-cell office:value-type="string" calcext:value-type="string">
            <text:p><text:span text:style-name="T1">Test Scenario: Test manufacturerId parameter funcionality</text:span></text:p>
            <text:p><text:span text:style-name="T1">Test Steps:</text:span></text:p>
            <text:p><text:span text:style-name="T1">            User PATCH /dealers/_id endpoint</text:span></text:p>
            <text:p><text:span text:style-name="T1">            Body data { "manufacturerId": "685fb9f3a55a40c8afeb8bec" }</text:span></text:p>
            <text:p/>
            <text:p><text:span text:style-name="T1">Prerequisites: Manufacturer exists with "manufacturerId": "685fb9f3a55a40c8afeb8bec"</text:span></text:p>
            <text:p/>
            <text:p><text:span text:style-name="T1">Expected result: Request response returns one item with exact _id</text:span></text:p>
            <text:p><text:span text:style-name="T1">                           Parameter manufacturerId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Manufacturer id was not changed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4">
          <table:table-cell office:value-type="string" calcext:value-type="string">
            <text:p><text:s/>#PBPATCHD008</text:p>
          </table:table-cell>
          <table:table-cell office:value-type="string" calcext:value-type="string">
            <text:p><text:span text:style-name="T1">Test Scenario: Test carIds parameter funcionality</text:span></text:p>
            <text:p><text:span text:style-name="T1">Test Steps:</text:span></text:p>
            <text:p><text:span text:style-name="T1">            User PATCH /dealers/_id endpoint</text:span></text:p>
            <text:p><text:span text:style-name="T1">            Body data { "carIds": ["683c7dc6a3f4f9b306341c02"] }</text:span></text:p>
            <text:p/>
            <text:p><text:span text:style-name="T1">Expected result: Request response returns one item with exact _id</text:span></text:p>
            <text:p><text:span text:style-name="T1">                           Parameter carIds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carIds array has not been filled</text:span></text:p>
          </table:table-cell>
          <table:table-cell table:style-name="ce14" office:value-type="string" calcext:value-type="string">
            <text:p>FAIL</text:p>
          </table:table-cell>
        </table:table-row>
      </table:table>
      <table:table table:name="DELETE Dealers" table:style-name="ta2">
        <table:table-column table:style-name="co14" table:default-cell-style-name="ce2"/>
        <table:table-column table:style-name="co15" table:default-cell-style-name="ce5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<text:s/>#PBDELETED001</text:p>
          </table:table-cell>
          <table:table-cell office:value-type="string" calcext:value-type="string">
            <text:p>Test Scenario: Test endpoint functionality</text:p>
            <text:p>Test Steps:</text:p>
            <text:p>            User DELETE /dealers/_id endpoint</text:p>
            <text:p/>
            <text:p>Expected result: Dealer with _id was deleted</text:p>
            <text:p>                           Status code 200</text:p>
            <text:p/>
            <text:p>Prerequisite: Dealer with "_id": "683c784e8f9b93aaec4558ca" is available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<text:s/>#PBDELETED002</text:p>
          </table:table-cell>
          <table:table-cell office:value-type="string" calcext:value-type="string">
            <text:p><text:span text:style-name="T1">Test Scenario: Test endpoint functionality with incorrect Dealer _id</text:span></text:p>
            <text:p><text:span text:style-name="T1">Test Steps:</text:span></text:p>
            <text:p><text:span text:style-name="T1">            User DELETE /dealers/1 endpoint</text:span></text:p>
            <text:p/>
            <text:p><text:span text:style-name="T1">Expected result: Response body contains error message</text:span></text:p>
            <text:p><text:span text:style-name="T1">                           No entity was deleted</text:span></text:p>
            <text:p><text:span text:style-name="T1">                           Status code 500</text:span></text:p>
            <text:p/>
            <text:p><text:span text:style-name="T1">Actual Results: No error message received. Application was killed</text:span></text:p>
          </table:table-cell>
          <table:table-cell table:style-name="ce7" office:value-type="string" calcext:value-type="string">
            <text:p>EPIC FAIL</text:p>
          </table:table-cell>
        </table:table-row>
        <table:table-row table:style-name="ro6">
          <table:table-cell office:value-type="string" calcext:value-type="string">
            <text:p><text:s/>#PBDELETED003</text:p>
          </table:table-cell>
          <table:table-cell office:value-type="string" calcext:value-type="string">
            <text:p>Test Scenario: Test endpoint functionality when only one Dealer is available</text:p>
            <text:p>Test Steps:</text:p>
            <text:p>            User DELETE /dealers/_id endpoint</text:p>
            <text:p/>
            <text:p>Expected result: Dealer with _id was deleted</text:p>
            <text:p>                           Empty object is returned</text:p>
            <text:p>                           Status code 200</text:p>
            <text:p/>
            <text:p>Prerequisite: Dealer with "_id": "683c79735c139f993d03c776" is available</text:p>
            <text:p>                     Only one entity is available in GET /dealers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<text:s/>#PBDELETED004</text:p>
          </table:table-cell>
          <table:table-cell office:value-type="string" calcext:value-type="string">
            <text:p>Test Scenario: Test endpoint functionality when deleting already deleted item</text:p>
            <text:p>Test Steps:</text:p>
            <text:p>            User DELETE /dealers/_id endpoint</text:p>
            <text:p/>
            <text:p>Expected result: Response boddy returs error message</text:p>
            <text:p>                           No entities were deleted</text:p>
            <text:p>                           Status code 500</text:p>
            <text:p/>
            <text:p>Prerequisite: Dealer with "_id": "685fc361044cbde8c91b120c" was already deleted</text:p>
            <text:p/>
            <text:p>Actual Results: Second delete kills the application</text:p>
          </table:table-cell>
          <table:table-cell table:style-name="ce7" office:value-type="string" calcext:value-type="string">
            <text:p>EPIC FAIL</text:p>
          </table:table-cell>
        </table:table-row>
      </table:table>
      <table:table table:name="GET Manufacturers" table:style-name="ta2">
        <office:forms form:automatic-focus="false" form:apply-design-mode="false"/>
        <table:table-column table:style-name="co16" table:default-cell-style-name="ce9"/>
        <table:table-column table:style-name="co17" table:default-cell-style-name="Default"/>
        <table:table-column table:style-name="co3" table:default-cell-style-name="ce9"/>
        <table:table-column table:style-name="co3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41" office:value-type="string" calcext:value-type="string">
            <text:p>TEST CASE</text:p>
          </table:table-cell>
          <table:table-cell table:style-name="ce40" office:value-type="string" calcext:value-type="string">
            <text:p>TEST DATA</text:p>
          </table:table-cell>
          <table:table-cell table:style-name="ce41" office:value-type="string" calcext:value-type="string">
            <text:p>STATUS</text:p>
          </table:table-cell>
          <table:table-cell table:number-columns-repeated="5"/>
        </table:table-row>
        <table:table-row table:style-name="ro2">
          <table:table-cell table:style-name="ce41" office:value-type="string" calcext:value-type="string">
            <text:p><text:s/>#PBGETM001</text:p>
          </table:table-cell>
          <table:table-cell table:style-name="ce40" office:value-type="string" calcext:value-type="string">
            <text:p>Test Scenario: Test data on plain GET /manufacturers endpoint</text:p>
            <text:p>Test Steps:</text:p>
            <text:p>            User requests GET /manufacturers endpoint</text:p>
            <text:p/>
            <text:p>Prerequisites: Test data contains 3 entity in database</text:p>
            <text:p/>
            <text:p>Expected result: User sees response with JSON obj containing 3 entry</text:p>
            <text:p>                           Status code 200</text:p>
            <text:p/>
            <text:p>Actual Results: As expected</text:p>
          </table:table-cell>
          <table:table-cell table:style-name="ce15" office:value-type="string" calcext:value-type="string">
            <text:p>PASS</text:p>
          </table:table-cell>
          <table:table-cell table:number-columns-repeated="5"/>
        </table:table-row>
        <table:table-row table:style-name="ro2">
          <table:table-cell table:style-name="ce41" office:value-type="string" calcext:value-type="string">
            <text:p><text:s/>#PBGETM002</text:p>
          </table:table-cell>
          <table:table-cell table:style-name="ce40" office:value-type="string" calcext:value-type="string">
            <text:p>Test Scenario: Test querry functionality with _id paramater</text:p>
            <text:p>Test Steps:</text:p>
            <text:p><text:span text:style-name="T1">            User requests data with path paramaters /manufacturers</text:span>?_id=68603f6404e8234a9b75d261</text:p>
            <text:p/>
            <text:p>Prerequisites: Test data contains 3 entities in database</text:p>
            <text:p/>
            <text:p>Expected result: Endpoint returns only one entity _id "68603f6404e8234a9b75d261"</text:p>
            <text:p>                           Status code 200</text:p>
            <text:p/>
            <text:p>Actual Results: Endpoint returns all available entries</text:p>
          </table:table-cell>
          <table:table-cell table:style-name="ce14" office:value-type="string" calcext:value-type="string">
            <text:p>FAIL</text:p>
          </table:table-cell>
          <table:table-cell table:number-columns-repeated="5"/>
        </table:table-row>
        <table:table-row table:style-name="ro2">
          <table:table-cell table:style-name="ce41" office:value-type="string" calcext:value-type="string">
            <text:p><text:s/>#PBGETM003</text:p>
          </table:table-cell>
          <table:table-cell table:style-name="ce40" office:value-type="string" calcext:value-type="string">
            <text:p>Test Scenario: Test querry functionality with make paramater</text:p>
            <text:p>Test Steps: </text:p>
            <text:p><text:span text:style-name="T1">            User requests data with path paramater /manufacturers</text:span>?make=BMW</text:p>
            <text:p/>
            <text:p><text:span text:style-name="T1">Prerequisites: Test data contains atleast 1 entity with make=BMW</text:span></text:p>
            <text:p/>
            <text:p><text:span text:style-name="T1">Expected result: Endpoint returns only entities with make=BMW</text:span></text:p>
            <text:p>                           Status code 200</text:p>
            <text:p/>
            <text:p>Actual Results: Endpoint returns all available records</text:p>
          </table:table-cell>
          <table:table-cell table:style-name="ce14" office:value-type="string" calcext:value-type="string">
            <text:p>FAIL</text:p>
          </table:table-cell>
          <table:table-cell table:number-columns-repeated="4"/>
          <table:table-cell office:value-type="string" calcext:value-type="string">
            <text:p>`</text:p>
          </table:table-cell>
        </table:table-row>
        <table:table-row table:style-name="ro2">
          <table:table-cell table:style-name="ce41" office:value-type="string" calcext:value-type="string">
            <text:p><text:s/>#PBGETM004</text:p>
          </table:table-cell>
          <table:table-cell table:style-name="ce40" office:value-type="string" calcext:value-type="string">
            <text:p>Test Scenario: Test query functionality with supportedModelIds paramater</text:p>
            <text:p>Test Steps:</text:p>
            <text:p><text:span text:style-name="T1">User requests data with path paramater /manufacturers?supportedModelIds[683c7dc6a3f4f9b306341c02]</text:span></text:p>
            <text:p/>
            <text:p><text:span text:style-name="T1">Prerequisites: Test data contains atleast 1 entity with supportedModelIds[683c7dc6a3f4f9b306341c02]</text:span></text:p>
            <text:p/>
            <text:p><text:span text:style-name="T1">Expected result: Endpoint returns only entities with supportedModelIds[683c7dc6a3f4f9b306341c02]</text:span></text:p>
            <text:p>                           Status code 200</text:p>
            <text:p/>
            <text:p>Actual Results: Endpoint returns all available records</text:p>
          </table:table-cell>
          <table:table-cell table:style-name="ce42" office:value-type="string" calcext:value-type="string">
            <text:p>FAIL</text:p>
          </table:table-cell>
          <table:table-cell table:number-columns-repeated="5"/>
        </table:table-row>
        <table:table-row table:style-name="ro3">
          <table:table-cell table:style-name="ce41" office:value-type="string" calcext:value-type="string">
            <text:p><text:s/>#PBGETM006</text:p>
          </table:table-cell>
          <table:table-cell table:style-name="ce40" office:value-type="string" calcext:value-type="string">
            <text:p>Test Scenario: Test non existing resources</text:p>
            <text:p>Test Steps:</text:p>
            <text:p>            User requests data with path paramater /manufacturers/123</text:p>
            <text:p/>
            <text:p>Expected result: Status code 404</text:p>
            <text:p>                           Response body contains error message</text:p>
            <text:p/>
            <text:p>Actual Results: As expected</text:p>
          </table:table-cell>
          <table:table-cell table:style-name="ce15" office:value-type="string" calcext:value-type="string">
            <text:p>PASS</text:p>
          </table:table-cell>
          <table:table-cell table:number-columns-repeated="5"/>
        </table:table-row>
        <table:table-row table:style-name="ro3">
          <table:table-cell table:style-name="ce41" office:value-type="string" calcext:value-type="string">
            <text:p><text:s/>#PBGETM007</text:p>
          </table:table-cell>
          <table:table-cell table:style-name="ce40" office:value-type="string" calcext:value-type="string">
            <text:p>Test Scenario: Test invalid querry parameters</text:p>
            <text:p>Test Steps:</text:p>
            <text:p>            User requests data with path paramaters /manufacturers?something=yes&amp;something2=no</text:p>
            <text:p/>
            <text:p>Expected result: Status code 404</text:p>
            <text:p>                           Response body contains error message</text:p>
            <text:p/>
            <text:p>Actual Results: Endpoint returns all available records</text:p>
          </table:table-cell>
          <table:table-cell table:style-name="ce14" office:value-type="string" calcext:value-type="string">
            <text:p>FAIL</text:p>
          </table:table-cell>
          <table:table-cell table:number-columns-repeated="5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OST Manufacturers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5"/>
        <table:table-column table:style-name="co3" table:default-cell-style-name="ce15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<text:s/>#PBPOSTM001</text:p>
          </table:table-cell>
          <table:table-cell office:value-type="string" calcext:value-type="string">
            <text:p>Test Scenario: Test for required endpoint parameters</text:p>
            <text:p>Test Steps:</text:p>
            <text:p><text:span text:style-name="T1">            User POST /manufacturers</text:span> endpoint without Body data</text:p>
            <text:p/>
            <text:p>Expected result: Response body contains error message</text:p>
            <text:p>                           Make parameter is required</text:p>
            <text:p><text:span text:style-name="T1">                           Entity was not created</text:span></text:p>
            <text:p>                           Status code 500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<text:s/>#PBPOSTM002</text:p>
          </table:table-cell>
          <table:table-cell office:value-type="string" calcext:value-type="string">
            <text:p><text:span text:style-name="T1">Test Scenario: Test POST data with null values</text:span></text:p>
            <text:p>Test Steps:</text:p>
            <text:p><text:span text:style-name="T1">            User POST /manufacturers</text:span> endpoint without Body data</text:p>
            <text:p>            Body data {"make": ""}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500</text:span>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<text:s/>#PBPOSTM003</text:p>
          </table:table-cell>
          <table:table-cell office:value-type="string" calcext:value-type="string">
            <text:p><text:span text:style-name="T1">Test Scenario: Test String make parameter validation</text:span></text:p>
            <text:p>Test Steps:</text:p>
            <text:p><text:span text:style-name="T1">            User POST /manufacturers endpoint with correct data</text:span></text:p>
            <text:p><text:span text:style-name="T1">            Body contains {"make": "AUDI"}</text:span></text:p>
            <text:p/>
            <text:p><text:span text:style-name="T1">Expected result: Response body contains created entity</text:span></text:p>
            <text:p><text:span text:style-name="T1">                           Status code 200</text:span>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 office:value-type="string" calcext:value-type="string">
            <text:p><text:s/>#PBPOSTM004</text:p>
          </table:table-cell>
          <table:table-cell office:value-type="string" calcext:value-type="string">
            <text:p><text:span text:style-name="T1">Test Scenario: Test String make parameter length validation</text:span></text:p>
            <text:p><text:span text:style-name="T1">Test Steps:</text:span></text:p>
            <text:p><text:span text:style-name="T1">            User POST /manufacturers endpoint with incorrect data</text:span></text:p>
            <text:p><text:span text:style-name="T1">            Body contains {"make": "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"}</text:span></text:p>
            <text:p/>
            <text:p><text:span text:style-name="T1">Expected result: Response body contains error message</text:span></text:p>
            <text:p><text:span text:style-name="T1">                           Entity was not created</text:span></text:p>
            <text:p><text:span text:style-name="T1">                           Status code 400</text:span></text:p>
            <text:p/>
            <text:p><text:span text:style-name="T1">Actual Results: Manufacturer was created, as the field name has no length limitations. 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<text:s/>#PBPOSTM005</text:p>
          </table:table-cell>
          <table:table-cell office:value-type="string" calcext:value-type="string">
            <text:p><text:span text:style-name="T1">Test Scenario: Test Number name parameter validation</text:span></text:p>
            <text:p>Test Steps:</text:p>
            <text:p><text:span text:style-name="T1">             User POST /manufacturers endpoint with correct data</text:span></text:p>
            <text:p><text:span text:style-name="T1">             Body contains {"make":1234}</text:span></text:p>
            <text:p/>
            <text:p><text:span text:style-name="T1">Expected result: Response body contains created entity</text:span></text:p>
            <text:p><text:span text:style-name="T1">                           Status code 200</text:span>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<text:s/>#PBPOSTM006</text:p>
          </table:table-cell>
          <table:table-cell office:value-type="string" calcext:value-type="string">
            <text:p><text:span text:style-name="T1">Test Scenario: Test for name parameter unique value</text:span></text:p>
            <text:p>Test Steps:</text:p>
            <text:p><text:span text:style-name="T1">            User POST /manufacturers</text:span> endpoint with already available name</text:p>
            <text:p><text:span text:style-name="T1">            Body data {"make": "1234</text:span>"}</text:p>
            <text:p/>
            <text:p>Expected result: Response body contains error message</text:p>
            <text:p>                           Entity was not created</text:p>
            <text:p>                           Status code 500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<text:s/>#PBPOSTM007</text:p>
          </table:table-cell>
          <table:table-cell office:value-type="string" calcext:value-type="string">
            <text:p><text:span text:style-name="T1">Test Scenario: Test for name parameter casing value</text:span></text:p>
            <text:p><text:span text:style-name="T1">Test Steps:</text:span></text:p>
            <text:p><text:span text:style-name="T1">            User POST /manufacturers endpoint with already available name</text:span></text:p>
            <text:p><text:span text:style-name="T1">            Body data {"make": "Audi"}</text:span></text:p>
            <text:p/>
            <text:p><text:span text:style-name="T1">Prerequisite: Manufacturers contain one entry with name “AUDI”</text:span></text:p>
            <text:p/>
            <text:p><text:span text:style-name="T1">Expected result: Response body contains created entity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<text:s/>#PBPOSTM008</text:p>
          </table:table-cell>
          <table:table-cell office:value-type="string" calcext:value-type="string">
            <text:p>Test Scenario: Test dealerIds parameter functionality</text:p>
            <text:p>Test Steps:</text:p>
            <text:p><text:span text:style-name="T1">            User POST /manufacturers</text:span> endpoint with correct array data</text:p>
            <text:p>            Body data { "make": "asdsaa" , "dealerIds": ["683c78fc5c139f993d03c774"] }</text:p>
            <text:p/>
            <text:p><text:span text:style-name="T1">Expected result: Manufacturer was created with correct dealerIds</text:span></text:p>
            <text:p/>
            <text:p>Actual Results: Entity was created with empty array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<text:s/>#PBPOSTM009</text:p>
          </table:table-cell>
          <table:table-cell office:value-type="string" calcext:value-type="string">
            <text:p><text:span text:style-name="T1">Test Scenario: Test supportedModelIds parameter functionality</text:span></text:p>
            <text:p>Test Steps:</text:p>
            <text:p><text:span text:style-name="T1">            User POST /manufacturers endpoint with correct array data</text:span></text:p>
            <text:p><text:span text:style-name="T1">            Body data { "make": "asdsaa" , "supportedModelIds": ["683c78fc5c139f993d03c774"] }</text:span></text:p>
            <text:p/>
            <text:p><text:span text:style-name="T1">Expected result: Manufacturer was created with correct supportedModelIds</text:span></text:p>
            <text:p/>
            <text:p><text:span text:style-name="T1">Actual Results: Entity was created with empty array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5">
          <table:table-cell office:value-type="string" calcext:value-type="string">
            <text:p><text:s/>#PBPOSTM010</text:p>
          </table:table-cell>
          <table:table-cell office:value-type="string" calcext:value-type="string">
            <text:p><text:span text:style-name="T1">Test Scenario: Test if created entities is available in GET /manufacturers endpoint</text:span></text:p>
            <text:p>Test Steps:</text:p>
            <text:p><text:span text:style-name="T1">            User POST /manufacturers</text:span> endpoint with correct body data</text:p>
            <text:p>            Body data {"make": "VOLVO"}</text:p>
            <text:p>            User requests GET /manufacturers endpoint</text:p>
            <text:p/>
            <text:p>Expected result: Created entity can be found 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<text:s/>#PBPOSTM011</text:p>
          </table:table-cell>
          <table:table-cell office:value-type="string" calcext:value-type="string">
            <text:p><text:span text:style-name="T1">Test Scenario: Test if POST /cars endpoint can be created with newly created manufacturerId</text:span></text:p>
            <text:p>Test Steps:</text:p>
            <text:p><text:span text:style-name="T1">            User POST /manufacturers</text:span> endpoint with correct data</text:p>
            <text:p><text:span text:style-name="T1">            Body data {"make": "VOLVO"}</text:span></text:p>
            <text:p><text:span text:style-name="T1">            Response body contains {“_id”, “6860564512a441c65a1d5829”}</text:span></text:p>
            <text:p><text:span text:style-name="T1">            User requests POST /cars/_id endpoint</text:span></text:p>
            <text:p><text:span text:style-name="T1">            Body contains { "manufacturerId": "6860564512a441c65a1d5829","model": "E112" }</text:span></text:p>
            <text:p/>
            <text:p><text:span text:style-name="T1">Expected result: Response body contains created entity with exact manufacturerId</text:span></text:p>
            <text:p><text:span text:style-name="T1">                           Status code 200</text:span></text:p>
            <text:p>                           </text:p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<text:s/>#PBPOSTM012</text:p>
          </table:table-cell>
          <table:table-cell office:value-type="string" calcext:value-type="string">
            <text:p><text:span text:style-name="T1">Test Scenario: Test if POST /dealers endpoint can be created with newly created manufacturerId</text:span></text:p>
            <text:p>Test Steps:</text:p>
            <text:p><text:span text:style-name="T1">            User POST /manufacturers endpoint with correct data</text:span></text:p>
            <text:p><text:span text:style-name="T1">            Body data {"make": "TOYOTA"}</text:span></text:p>
            <text:p><text:span text:style-name="T1">            Response body contains {“_id”, “6860556312a441c65a1d5821”}</text:span></text:p>
            <text:p><text:span text:style-name="T1">            User requests POST /dealers/_id endpoint</text:span></text:p>
            <text:p><text:span text:style-name="T1">            Body contains { "name": "Dealers7" , "manufacturerId": "6860556312a441c65a1d5821" }</text:span></text:p>
            <text:p/>
            <text:p><text:span text:style-name="T1">Expected result: Response body contains created entity with exact manufacturerId</text:span></text:p>
            <text:p><text:span text:style-name="T1">                           Status code 200</text:span></text:p>
            <text:p/>
            <text:p>Actual Results: As expected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<text:s/>#PBPOSTM013</text:p>
          </table:table-cell>
          <table:table-cell office:value-type="string" calcext:value-type="string">
            <text:p><text:span text:style-name="T1">Test Scenario: Test if PATCH /cars endpoint can be updated with newly created manufacturerId</text:span></text:p>
            <text:p>Test Steps:</text:p>
            <text:p><text:span text:style-name="T1">            User POST /manufacturers endpoint with correct data</text:span></text:p>
            <text:p><text:span text:style-name="T1">            Body data {"make": "Mazda"}</text:span></text:p>
            <text:p><text:span text:style-name="T1">            Response body contains {"_id": "6860539f12a441c65a1d580f"}</text:span></text:p>
            <text:p><text:span text:style-name="T1">            User requests PATCH /cars/_id endpoint</text:span></text:p>
            <text:p><text:span text:style-name="T1">            Body contains { "name": "Dealers8" , "manufacturerId": "6860539f12a441c65a1d580f" }</text:span></text:p>
            <text:p/>
            <text:p><text:span text:style-name="T1">Expected result: Response body contains updated entity with exact manufacturerId</text:span></text:p>
            <text:p><text:span text:style-name="T1">                           Status code 200</text:span></text:p>
            <text:p/>
            <text:p>Actual Results: PATCH /cars endpoint did not update manufacturerId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6">
          <table:table-cell office:value-type="string" calcext:value-type="string">
            <text:p><text:s/>#PBPOSTM014</text:p>
          </table:table-cell>
          <table:table-cell office:value-type="string" calcext:value-type="string">
            <text:p><text:span text:style-name="T1">Test Scenario: Test if PATCH /dealers endpoint can be updated with newly created manufacturerId</text:span></text:p>
            <text:p><text:span text:style-name="T1">Test Steps:</text:span></text:p>
            <text:p><text:span text:style-name="T1">            User POST /manufacturers endpoint with correct data</text:span></text:p>
            <text:p><text:span text:style-name="T1">            Body data {"make": "Suzuki"}</text:span></text:p>
            <text:p><text:span text:style-name="T1">            Response body contains {"_id": "6860519712a441c65a1d5804"}</text:span></text:p>
            <text:p><text:span text:style-name="T1">            User requests PATCH /dealers/_id endpoint</text:span></text:p>
            <text:p><text:span text:style-name="T1">            Body contains { "manufacturerId": "6860519712a441c65a1d5804" }</text:span></text:p>
            <text:p/>
            <text:p><text:span text:style-name="T1">Expected result: Response body contains updated entity with exact manufacturerId</text:span></text:p>
            <text:p><text:span text:style-name="T1">                           Status code 200</text:span></text:p>
            <text:p/>
            <text:p><text:span text:style-name="T1">Actual Results: PATCH /dealers endpoint did not update manufacturerId</text:span></text:p>
          </table:table-cell>
          <table:table-cell table:style-name="ce14" office:value-type="string" calcext:value-type="string">
            <text:p>FAIL</text:p>
          </table:table-cell>
        </table:table-row>
      </table:table>
      <table:table table:name="PATCH Manufacturers" table:style-name="ta2">
        <table:table-column table:style-name="co14" table:default-cell-style-name="ce9"/>
        <table:table-column table:style-name="co18" table:default-cell-style-name="Default"/>
        <table:table-column table:style-name="co3" table:default-cell-style-name="ce9"/>
        <table:table-row table:style-name="ro1">
          <table:table-cell table:number-columns-repeated="3"/>
        </table:table-row>
        <table:table-row table:style-name="ro1">
          <table:table-cell table:style-name="ce41" office:value-type="string" calcext:value-type="string">
            <text:p>TEST CASE</text:p>
          </table:table-cell>
          <table:table-cell table:style-name="ce40" office:value-type="string" calcext:value-type="string">
            <text:p>TEST DATA</text:p>
          </table:table-cell>
          <table:table-cell table:style-name="ce41" office:value-type="string" calcext:value-type="string">
            <text:p>STATUS</text:p>
          </table:table-cell>
        </table:table-row>
        <table:table-row table:style-name="ro5">
          <table:table-cell table:style-name="ce41" office:value-type="string" calcext:value-type="string">
            <text:p><text:s/>#PBPATCHM001</text:p>
          </table:table-cell>
          <table:table-cell table:style-name="ce40" office:value-type="string" calcext:value-type="string">
            <text:p>Test Scenario: Test endpoint functionality without Body data</text:p>
            <text:p>Test Steps:</text:p>
            <text:p>            User PATCH /manufacturers/_id endpoint without Body data</text:p>
            <text:p/>
            <text:p>Expected result: Request response returns one item with exact _id</text:p>
            <text:p>                           UpdatedAt was incremented correctlly</text:p>
            <text:p>                           Status code 200</text:p>
            <text:p/>
            <text:p>Actual Results: As expected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5">
          <table:table-cell table:style-name="ce41" office:value-type="string" calcext:value-type="string">
            <text:p><text:s/>#PBPATCHM002</text:p>
          </table:table-cell>
          <table:table-cell table:style-name="ce40" office:value-type="string" calcext:value-type="string">
            <text:p><text:span text:style-name="T1">Test Scenario: Test endpoint functionality with incorrect _id</text:span></text:p>
            <text:p><text:span text:style-name="T1">Test Steps:</text:span></text:p>
            <text:p><text:span text:style-name="T1">            User PATCH /manufacturers/1 endpoint with incorrect _id</text:span></text:p>
            <text:p/>
            <text:p><text:span text:style-name="T1">Expected result: Request response returns error message</text:span></text:p>
            <text:p><text:span text:style-name="T1">                           No changes has been made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7">
          <table:table-cell table:style-name="ce41" office:value-type="string" calcext:value-type="string">
            <text:p><text:s/>#PBPATCHM003</text:p>
          </table:table-cell>
          <table:table-cell table:style-name="ce40" office:value-type="string" calcext:value-type="string">
            <text:p><text:span text:style-name="T1">Test Scenario: Test make parameter functionality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"make": "Toyota"}</text:span></text:p>
            <text:p/>
            <text:p><text:span text:style-name="T1">Prerequisites: DB contains manufacturer with make “TOYOTA”</text:span></text:p>
            <text:p/>
            <text:p><text:span text:style-name="T1">Expected result: Request response returns one item with exact _id</text:span></text:p>
            <text:p><text:span text:style-name="T1">                           Parameter make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4">
          <table:table-cell table:style-name="ce41" office:value-type="string" calcext:value-type="string">
            <text:p><text:s/>#PBPATCHM004</text:p>
          </table:table-cell>
          <table:table-cell table:style-name="ce40" office:value-type="string" calcext:value-type="string">
            <text:p><text:span text:style-name="T1">Test Scenario: Test existing make parameter updating with identical data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"make": "newName"}</text:span></text:p>
            <text:p/>
            <text:p><text:span text:style-name="T1">Prerequisites: Dealer exists with {"make": "newName"}</text:span></text:p>
            <text:p/>
            <text:p><text:span text:style-name="T1">Expected result: Request response returns error message</text:span></text:p>
            <text:p><text:span text:style-name="T1">                           Status code 500</text:span></text:p>
            <text:p/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4">
          <table:table-cell table:style-name="ce41" office:value-type="string" calcext:value-type="string">
            <text:p><text:s/>#PBPATCHM005</text:p>
          </table:table-cell>
          <table:table-cell table:style-name="ce40" office:value-type="string" calcext:value-type="string">
            <text:p><text:span text:style-name="T1">Test Scenario: Test make parameter funcionality with numbers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"make": 123}</text:span></text:p>
            <text:p/>
            <text:p><text:span text:style-name="T1">Expected result: Request response returns one item with exact _id</text:span></text:p>
            <text:p><text:span text:style-name="T1">                           Parameter make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As expected</text:span>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4">
          <table:table-cell table:style-name="ce41" office:value-type="string" calcext:value-type="string">
            <text:p><text:s/>#PBPATCHM006</text:p>
          </table:table-cell>
          <table:table-cell table:style-name="ce40" office:value-type="string" calcext:value-type="string">
            <text:p><text:span text:style-name="T1">Test Scenario: Test existing make parameter funcionality with numbers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"make": 123}</text:span></text:p>
            <text:p/>
            <text:p><text:span text:style-name="T1">Prerequisites: Dealer exists with {"make": 123}</text:span></text:p>
            <text:p/>
            <text:p><text:span text:style-name="T1">Expected result: Request response returns error message</text:span></text:p>
            <text:p><text:span text:style-name="T1">                           Status code 500</text:span></text:p>
            <text:p/>
            <text:p><text:span text:style-name="T1">Actual Results: Response returns updated entity. There is no make validation for numbers.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7">
          <table:table-cell table:style-name="ce41" office:value-type="string" calcext:value-type="string">
            <text:p><text:s/>#PBPATCHM007</text:p>
          </table:table-cell>
          <table:table-cell table:style-name="ce40" office:value-type="string" calcext:value-type="string">
            <text:p><text:span text:style-name="T1">Test Scenario: Test dealerIds parameter funcionality with one item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 "make": "newManufacturer", "dealerIds": ["685fb9f3a55a40c8afeb8bec"] }</text:span></text:p>
            <text:p/>
            <text:p><text:span text:style-name="T1">Prerequisites: Manufacturer exists with "dealerIds": "685fb9f3a55a40c8afeb8bec"</text:span></text:p>
            <text:p/>
            <text:p><text:span text:style-name="T1">Expected result: Request response returns one item with exact _id</text:span></text:p>
            <text:p><text:span text:style-name="T1">                           Parameter dealerIds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dealerIds was not changed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7">
          <table:table-cell table:style-name="ce41" office:value-type="string" calcext:value-type="string">
            <text:p><text:s/>#PBPATCHM008</text:p>
          </table:table-cell>
          <table:table-cell table:style-name="ce40" office:value-type="string" calcext:value-type="string">
            <text:p><text:span text:style-name="T1">Test Scenario: Test dealerIds parameter funcionality with multiple items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 "make": "newManufacturer1", "dealerIds": ["6860fc62a80f99e9fbbae497", "6860fc70a80f99e9fbbae49a"]}</text:span></text:p>
            <text:p/>
            <text:p><text:span text:style-name="T1">Prerequisites: Manufacturer exists with "_id": "683c78fc5c139f993d03c774"</text:span></text:p>
            <text:p/>
            <text:p><text:span text:style-name="T1">Expected result: Request response returns one item with exact _id</text:span></text:p>
            <text:p><text:span text:style-name="T1">                           Parameter dealerIds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dealerIds was not changed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4">
          <table:table-cell table:style-name="ce41" office:value-type="string" calcext:value-type="string">
            <text:p><text:s/>#PBPATCHM009</text:p>
          </table:table-cell>
          <table:table-cell table:style-name="ce40" office:value-type="string" calcext:value-type="string">
            <text:p><text:span text:style-name="T1">Test Scenario: Test carIds parameter funcionality with one item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 "make": "newManufacturer2", "carIds": ["683c7dc6a3f4f9b306341c02"] }</text:span></text:p>
            <text:p/>
            <text:p><text:span text:style-name="T1">Expected result: Request response returns one item with exact _id</text:span></text:p>
            <text:p><text:span text:style-name="T1">                           Parameter carIds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carIds array has not been filled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4">
          <table:table-cell table:style-name="ce41" office:value-type="string" calcext:value-type="string">
            <text:p><text:s/>#PBPATCHM010</text:p>
          </table:table-cell>
          <table:table-cell table:style-name="ce40" office:value-type="string" calcext:value-type="string">
            <text:p><text:span text:style-name="T1">Test Scenario: Test carIds parameter funcionality with multiple items</text:span></text:p>
            <text:p><text:span text:style-name="T1">Test Steps:</text:span></text:p>
            <text:p><text:span text:style-name="T1">            User PATCH /manufacturers/_id endpoint</text:span></text:p>
            <text:p><text:span text:style-name="T1">            Body data { "make": "newManufacturer3", "carIds": ["68610162a80f99e9fbbae4fa", “68610161a80f99e9fbbae4f6”] }</text:span></text:p>
            <text:p/>
            <text:p><text:span text:style-name="T1">Expected result: Request response returns one item with exact _id</text:span></text:p>
            <text:p><text:span text:style-name="T1">                           Parameter carIds has been changed correctly</text:span></text:p>
            <text:p><text:span text:style-name="T1">                           Parameter updatedAt was incremented correctly</text:span></text:p>
            <text:p><text:span text:style-name="T1">                           Status code 200</text:span></text:p>
            <text:p/>
            <text:p><text:span text:style-name="T1">Actual Results: carIds array has not been filled</text:span>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LETE Manufacturers" table:style-name="ta2">
        <office:forms form:automatic-focus="false" form:apply-design-mode="false"/>
        <table:table-column table:style-name="co19" table:default-cell-style-name="ce9"/>
        <table:table-column table:style-name="co20" table:default-cell-style-name="Default"/>
        <table:table-column table:style-name="co3" table:default-cell-style-name="ce9"/>
        <table:table-row table:style-name="ro1">
          <table:table-cell table:number-columns-repeated="3"/>
        </table:table-row>
        <table:table-row table:style-name="ro1">
          <table:table-cell table:style-name="ce41" office:value-type="string" calcext:value-type="string">
            <text:p>TEST CASE</text:p>
          </table:table-cell>
          <table:table-cell table:style-name="ce40" office:value-type="string" calcext:value-type="string">
            <text:p>TEST DATA</text:p>
          </table:table-cell>
          <table:table-cell table:style-name="ce41" office:value-type="string" calcext:value-type="string">
            <text:p>STATUS</text:p>
          </table:table-cell>
        </table:table-row>
        <table:table-row table:style-name="ro2">
          <table:table-cell table:style-name="ce41" office:value-type="string" calcext:value-type="string">
            <text:p><text:s/>#PBDELETEM001</text:p>
          </table:table-cell>
          <table:table-cell table:style-name="ce40" office:value-type="string" calcext:value-type="string">
            <text:p>Test Scenario: Test endpoint functionality</text:p>
            <text:p>Test Steps:</text:p>
            <text:p>            User DELETE /manufacturers/_id endpoint</text:p>
            <text:p/>
            <text:p><text:span text:style-name="T1">Expected result: Manufacturer</text:span> with _id was deleted</text:p>
            <text:p>                           Status code 200</text:p>
            <text:p/>
            <text:p>Prerequisite: Manufacturer with "_id": "683c78fc5c139f993d03c774" is available</text:p>
            <text:p/>
            <text:p>Actual Results: As expected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5">
          <table:table-cell table:style-name="ce41" office:value-type="string" calcext:value-type="string">
            <text:p><text:s/>#PBDELETEM002</text:p>
          </table:table-cell>
          <table:table-cell table:style-name="ce40" office:value-type="string" calcext:value-type="string">
            <text:p><text:span text:style-name="T1">Test Scenario: Test endpoint functionality with incorrect Manufacturer _id</text:span></text:p>
            <text:p><text:span text:style-name="T1">Test Steps:</text:span></text:p>
            <text:p><text:span text:style-name="T1">            User DELETE /manufacturers/1 endpoint</text:span></text:p>
            <text:p/>
            <text:p><text:span text:style-name="T1">Expected result: Response body contains error message</text:span></text:p>
            <text:p><text:span text:style-name="T1">                           No entity was deleted</text:span></text:p>
            <text:p><text:span text:style-name="T1">                           Status code 500</text:span></text:p>
            <text:p/>
            <text:p><text:span text:style-name="T1">Actual Results: No error message received. Application was killed</text:span></text:p>
          </table:table-cell>
          <table:table-cell table:style-name="ce14" office:value-type="string" calcext:value-type="string">
            <text:p>EPIC FAIL</text:p>
          </table:table-cell>
        </table:table-row>
        <table:table-row table:style-name="ro6">
          <table:table-cell table:style-name="ce41" office:value-type="string" calcext:value-type="string">
            <text:p><text:s/>#PBDELETEM003</text:p>
          </table:table-cell>
          <table:table-cell table:style-name="ce40" office:value-type="string" calcext:value-type="string">
            <text:p>Test Scenario: Test endpoint functionality when only one Manufacturer is available</text:p>
            <text:p>Test Steps:</text:p>
            <text:p>            User DELETE /manufacturers/_id endpoint</text:p>
            <text:p/>
            <text:p>Expected result: Manufacturer with _id was deleted</text:p>
            <text:p>                           Empty object is returned</text:p>
            <text:p>                           Status code 200</text:p>
            <text:p/>
            <text:p><text:span text:style-name="T1">Prerequisite: manufacturer with "_id": "683c78fc5c139f993d03c774</text:span>" is available</text:p>
            <text:p><text:span text:style-name="T1">                     Only one entity is available in GET /manufacturers</text:span></text:p>
            <text:p/>
            <text:p>Actual Results: As expected</text:p>
          </table:table-cell>
          <table:table-cell table:style-name="ce15" office:value-type="string" calcext:value-type="string">
            <text:p>PASS</text:p>
          </table:table-cell>
        </table:table-row>
        <table:table-row table:style-name="ro4">
          <table:table-cell table:style-name="ce41" office:value-type="string" calcext:value-type="string">
            <text:p><text:s/>#PBDELETEM004</text:p>
          </table:table-cell>
          <table:table-cell table:style-name="ce40" office:value-type="string" calcext:value-type="string">
            <text:p>Test Scenario: Test endpoint functionality when deleting already deleted item</text:p>
            <text:p>Test Steps:</text:p>
            <text:p><text:span text:style-name="T1">            User DELETE /manufacturers</text:span>/_id endpoint</text:p>
            <text:p/>
            <text:p>Expected result: Response boddy returs error message</text:p>
            <text:p>                           No entities were deleted</text:p>
            <text:p>                           Status code 500</text:p>
            <text:p/>
            <text:p><text:span text:style-name="T1">Prerequisite: manufacturer with "_id": "683c78fc5c139f993d03c774</text:span>" was already deleted</text:p>
            <text:p/>
            <text:p>Actual Results: Second delete kills the application</text:p>
          </table:table-cell>
          <table:table-cell table:style-name="ce14" office:value-type="string" calcext:value-type="string">
            <text:p>EPIC FAIL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2:12:06.289636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6:35:35</meta:creation-date>
    <dc:language>en-GB</dc:language>
    <dc:date>2025-06-29T14:13:40.881686512</dc:date>
    <meta:editing-cycles>138</meta:editing-cycles>
    <meta:editing-duration>PT17H15M3S</meta:editing-duration>
    <meta:generator>LibreOffice/24.8.7.2$Linux_X86_64 LibreOffice_project/480$Build-2</meta:generator>
    <meta:document-statistic meta:table-count="11" meta:cell-count="328" meta:object-count="0"/>
    <meta:user-defined meta:name="AppVersion">15.0000</meta:user-defined>
  </office:meta>
</office:document-meta>
</file>